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1444" officeooo:paragraph-rsid="0065a114"/>
    </style:style>
    <style:style style:name="P2" style:family="paragraph" style:parent-style-name="Text_20_body">
      <style:text-properties fo:font-weight="normal" officeooo:rsid="00021444" officeooo:paragraph-rsid="0065a114" style:font-weight-asian="normal" style:font-weight-complex="normal"/>
    </style:style>
    <style:style style:name="P3" style:family="paragraph" style:parent-style-name="Text_20_body">
      <style:text-properties fo:font-weight="normal" officeooo:rsid="004fc674" officeooo:paragraph-rsid="0065a114" style:font-weight-asian="normal" style:font-weight-complex="normal"/>
    </style:style>
    <style:style style:name="P4" style:family="paragraph" style:parent-style-name="Text_20_body">
      <style:text-properties fo:font-weight="normal" officeooo:rsid="005385fc" officeooo:paragraph-rsid="0065a114" style:font-weight-asian="normal" style:font-weight-complex="normal"/>
    </style:style>
    <style:style style:name="P5" style:family="paragraph" style:parent-style-name="Text_20_body">
      <style:text-properties fo:font-style="normal" officeooo:rsid="0020eebf" officeooo:paragraph-rsid="0065a114" style:font-style-asian="normal" style:font-style-complex="normal"/>
    </style:style>
    <style:style style:name="P6" style:family="paragraph" style:parent-style-name="Text_20_body">
      <style:text-properties fo:font-style="normal" officeooo:rsid="0041a648" officeooo:paragraph-rsid="0065a114" style:font-style-asian="normal" style:font-style-complex="normal"/>
    </style:style>
    <style:style style:name="P7" style:family="paragraph" style:parent-style-name="Text_20_body">
      <style:text-properties fo:font-style="normal" officeooo:rsid="00477064" officeooo:paragraph-rsid="0065a114" style:font-style-asian="normal" style:font-style-complex="normal"/>
    </style:style>
    <style:style style:name="P8" style:family="paragraph" style:parent-style-name="Text_20_body">
      <style:text-properties fo:font-style="normal" officeooo:rsid="0048a6f2" officeooo:paragraph-rsid="0065a114" style:font-style-asian="normal" style:font-style-complex="normal"/>
    </style:style>
    <style:style style:name="P9" style:family="paragraph" style:parent-style-name="Text_20_body">
      <style:text-properties fo:font-style="normal" officeooo:rsid="0048fed5" officeooo:paragraph-rsid="0065a114" style:font-style-asian="normal" style:font-style-complex="normal"/>
    </style:style>
    <style:style style:name="P10" style:family="paragraph" style:parent-style-name="Text_20_body">
      <style:text-properties fo:font-style="normal" officeooo:rsid="004b5af7" officeooo:paragraph-rsid="0065a114" style:font-style-asian="normal" style:font-style-complex="normal"/>
    </style:style>
    <style:style style:name="P11" style:family="paragraph" style:parent-style-name="Text_20_body">
      <style:text-properties fo:font-style="normal" officeooo:rsid="0056eb34" officeooo:paragraph-rsid="0065a114" style:font-style-asian="normal" style:font-style-complex="normal"/>
    </style:style>
    <style:style style:name="P12" style:family="paragraph" style:parent-style-name="Text_20_body">
      <style:text-properties fo:font-style="normal" officeooo:rsid="00576dfe" officeooo:paragraph-rsid="0065a114" style:font-style-asian="normal" style:font-style-complex="normal"/>
    </style:style>
    <style:style style:name="P13" style:family="paragraph" style:parent-style-name="Text_20_body">
      <style:text-properties fo:font-style="normal" fo:font-weight="normal" officeooo:rsid="0020eebf" officeooo:paragraph-rsid="0065a114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5caa4e" officeooo:paragraph-rsid="0065a114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rsid="0040c35b" officeooo:paragraph-rsid="0065a114"/>
    </style:style>
    <style:style style:name="P16" style:family="paragraph" style:parent-style-name="Text_20_body">
      <style:text-properties officeooo:rsid="0041a648" officeooo:paragraph-rsid="0065a114"/>
    </style:style>
    <style:style style:name="P17" style:family="paragraph" style:parent-style-name="Text_20_body">
      <style:text-properties officeooo:rsid="0042a961" officeooo:paragraph-rsid="0065a114"/>
    </style:style>
    <style:style style:name="P18" style:family="paragraph" style:parent-style-name="Text_20_body">
      <style:text-properties officeooo:rsid="0045b105" officeooo:paragraph-rsid="0065a114"/>
    </style:style>
    <style:style style:name="P19" style:family="paragraph" style:parent-style-name="Text_20_body">
      <style:text-properties officeooo:rsid="005503ad" officeooo:paragraph-rsid="0065a114"/>
    </style:style>
    <style:style style:name="P20" style:family="paragraph" style:parent-style-name="Text_20_body">
      <style:text-properties officeooo:rsid="0057be6f" officeooo:paragraph-rsid="0065a114"/>
    </style:style>
    <style:style style:name="P21" style:family="paragraph" style:parent-style-name="Text_20_body">
      <style:text-properties officeooo:rsid="0058ce03" officeooo:paragraph-rsid="0065a114"/>
    </style:style>
    <style:style style:name="P22" style:family="paragraph" style:parent-style-name="Text_20_body">
      <style:text-properties officeooo:rsid="005b1298" officeooo:paragraph-rsid="0065a114"/>
    </style:style>
    <style:style style:name="P23" style:family="paragraph" style:parent-style-name="Text_20_body">
      <style:text-properties officeooo:paragraph-rsid="0065a114"/>
    </style:style>
    <style:style style:name="P24" style:family="paragraph" style:parent-style-name="Preformatted_20_Text">
      <style:text-properties fo:color="#000000" style:font-name="DejaVu Sans Mono" fo:font-style="normal" officeooo:rsid="00477064" officeooo:paragraph-rsid="0065a114" style:font-style-asian="normal" style:font-style-complex="normal"/>
    </style:style>
    <style:style style:name="P25" style:family="paragraph" style:parent-style-name="Preformatted_20_Text">
      <style:text-properties fo:color="#000000" style:font-name="DejaVu Sans Mono" officeooo:rsid="0042a961" officeooo:paragraph-rsid="0065a114"/>
    </style:style>
    <style:style style:name="P26" style:family="paragraph" style:parent-style-name="Preformatted_20_Text">
      <style:text-properties fo:color="#000000" style:font-name="DejaVu Sans Mono" officeooo:paragraph-rsid="0065a114" fo:background-color="#f7faff"/>
    </style:style>
    <style:style style:name="P27" style:family="paragraph" style:parent-style-name="Preformatted_20_Text">
      <style:text-properties fo:color="#000000" style:font-name="DejaVu Sans Mono" fo:font-weight="normal" officeooo:rsid="005385fc" officeooo:paragraph-rsid="0065a114" style:font-weight-asian="normal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normal" officeooo:rsid="005385fc" officeooo:paragraph-rsid="0065a114" fo:background-color="#f7faff" style:font-weight-asian="normal" style:font-weight-complex="normal"/>
    </style:style>
    <style:style style:name="P29" style:family="paragraph" style:parent-style-name="Preformatted_20_Text">
      <style:text-properties fo:color="#000000" style:font-name="DejaVu Sans Mono" officeooo:paragraph-rsid="0065a114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65a114"/>
    </style:style>
    <style:style style:name="P31" style:family="paragraph" style:parent-style-name="Preformatted_20_Text">
      <style:text-properties fo:color="#000000" officeooo:paragraph-rsid="0065a114" fo:background-color="#f7faff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 fo:background-color="#f7faff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normal" officeooo:rsid="005385fc" officeooo:paragraph-rsid="0065a114" style:font-weight-asian="normal" style:font-weight-complex="normal"/>
    </style:style>
    <style:style style:name="P34" style:family="paragraph" style:parent-style-name="Preformatted_20_Text">
      <style:text-properties fo:color="#000000" officeooo:paragraph-rsid="0065a114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65a114" fo:background-color="#f7faff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65a114" fo:background-color="#f7faff"/>
    </style:style>
    <style:style style:name="P38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tyle="normal" fo:font-weight="normal" officeooo:rsid="005ff50b" officeooo:paragraph-rsid="0065a114" fo:background-color="#f7faff" style:font-style-asian="normal" style:font-weight-asian="normal" style:font-style-complex="normal" style:font-weight-complex="normal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65a114"/>
    </style:style>
    <style:style style:name="P40" style:family="paragraph" style:parent-style-name="Text_20_body">
      <style:text-properties fo:color="#000000" style:font-name="Liberation Serif" fo:font-size="12pt" fo:font-style="normal" fo:font-weight="normal" officeooo:rsid="005ff50b" officeooo:paragraph-rsid="0065a114" fo:background-color="#f7fa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1">
      <style:text-properties officeooo:paragraph-rsid="0065a114"/>
    </style:style>
    <style:style style:name="P42" style:family="paragraph" style:parent-style-name="Heading_20_1" style:list-style-name="">
      <style:text-properties officeooo:paragraph-rsid="0065a114"/>
    </style:style>
    <style:style style:name="P43" style:family="paragraph" style:parent-style-name="Heading_20_1">
      <style:paragraph-properties fo:break-before="page"/>
      <style:text-properties officeooo:rsid="0045920f" officeooo:paragraph-rsid="0065a114"/>
    </style:style>
    <style:style style:name="P44" style:family="paragraph" style:parent-style-name="Heading_20_1">
      <style:paragraph-properties fo:break-before="page"/>
      <style:text-properties officeooo:rsid="004e8446" officeooo:paragraph-rsid="0065a114"/>
    </style:style>
    <style:style style:name="P45" style:family="paragraph" style:parent-style-name="Heading_20_1">
      <style:paragraph-properties fo:break-before="page"/>
      <style:text-properties officeooo:rsid="005503ad" officeooo:paragraph-rsid="0065a114"/>
    </style:style>
    <style:style style:name="P46" style:family="paragraph" style:parent-style-name="Heading_20_1">
      <style:paragraph-properties fo:break-before="page"/>
      <style:text-properties officeooo:rsid="0057be6f" officeooo:paragraph-rsid="0065a114"/>
    </style:style>
    <style:style style:name="P47" style:family="paragraph" style:parent-style-name="Heading_20_1">
      <style:paragraph-properties fo:break-before="page"/>
      <style:text-properties officeooo:rsid="005b1298" officeooo:paragraph-rsid="0065a1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c1b" style:font-weight-asian="bold" style:font-weight-complex="bold"/>
    </style:style>
    <style:style style:name="T3" style:family="text">
      <style:text-properties fo:background-color="#f7faff" loext:char-shading-value="0"/>
    </style:style>
    <style:style style:name="T4" style:family="text">
      <style:text-properties officeooo:rsid="0056eb34" fo:background-color="#f7faff" loext:char-shading-value="0"/>
    </style:style>
    <style:style style:name="T5" style:family="text">
      <style:text-properties fo:color="#000080" fo:font-weight="bold" fo:background-color="#f7faff" loext:char-shading-value="0"/>
    </style:style>
    <style:style style:name="T6" style:family="text">
      <style:text-properties fo:color="#000080" style:font-name="DejaVu Sans Mono" fo:font-weight="bold" fo:background-color="#f7faff" loext:char-shading-value="0"/>
    </style:style>
    <style:style style:name="T7" style:family="text">
      <style:text-properties fo:color="#000080" fo:font-style="normal" fo:font-weight="bold" officeooo:rsid="0056eb34" fo:background-color="#f7faff" loext:char-shading-value="0" style:font-style-asian="normal" style:font-style-complex="normal"/>
    </style:style>
    <style:style style:name="T8" style:family="text">
      <style:text-properties fo:color="#660000" fo:background-color="#f7faff" loext:char-shading-value="0"/>
    </style:style>
    <style:style style:name="T9" style:family="text">
      <style:text-properties fo:color="#660000" style:font-name="DejaVu Sans Mono" fo:background-color="#f7faff" loext:char-shading-value="0"/>
    </style:style>
    <style:style style:name="T10" style:family="text">
      <style:text-properties officeooo:rsid="00021444"/>
    </style:style>
    <style:style style:name="T11" style:family="text">
      <style:text-properties fo:color="#0000ff" style:font-name="DejaVu Sans Mono" fo:background-color="#f7faff" loext:char-shading-value="0"/>
    </style:style>
    <style:style style:name="T12" style:family="text">
      <style:text-properties fo:color="#0000ff" fo:background-color="#f7faff" loext:char-shading-value="0"/>
    </style:style>
    <style:style style:name="T13" style:family="text">
      <style:text-properties fo:color="#008000" fo:font-weight="bold" fo:background-color="#f7faff" loext:char-shading-value="0"/>
    </style:style>
    <style:style style:name="T14" style:family="text">
      <style:text-properties fo:color="#008000" style:font-name="DejaVu Sans Mono" fo:font-weight="bold" fo:background-color="#f7faff" loext:char-shading-value="0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fo:background-color="#f7faff" loext:char-shading-value="0"/>
    </style:style>
    <style:style style:name="T17" style:family="text">
      <style:text-properties style:font-name="DejaVu Sans Mono" fo:font-style="italic" fo:background-color="#f7faff" loext:char-shading-value="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background-color="#f7faff" loext:char-shading-value="0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808080" fo:font-style="italic" fo:background-color="#f7faff" loext:char-shading-value="0"/>
    </style:style>
    <style:style style:name="T23" style:family="text">
      <style:text-properties officeooo:rsid="0005ac1b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5503ad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57be6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76c8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88bb0" style:font-style-asian="normal" style:font-weight-asian="normal" style:font-style-complex="normal" style:font-weight-complex="normal"/>
    </style:style>
    <style:style style:name="T29" style:family="text">
      <style:text-properties fo:font-style="normal" officeooo:rsid="0056eb34" fo:background-color="#f7faff" loext:char-shading-value="0" style:font-style-asian="normal" style:font-style-complex="normal"/>
    </style:style>
    <style:style style:name="T30" style:family="text">
      <style:text-properties fo:color="#660e7a" fo:font-style="italic" fo:font-weight="bold" fo:background-color="#f7faff" loext:char-shading-value="0"/>
    </style:style>
    <style:style style:name="T31" style:family="text">
      <style:text-properties officeooo:rsid="00423563"/>
    </style:style>
    <style:style style:name="T32" style:family="text">
      <style:text-properties officeooo:rsid="004474a4"/>
    </style:style>
    <style:style style:name="T33" style:family="text">
      <style:text-properties officeooo:rsid="00476c84"/>
    </style:style>
    <style:style style:name="T34" style:family="text">
      <style:text-properties officeooo:rsid="004a4295"/>
    </style:style>
    <style:style style:name="T35" style:family="text">
      <style:text-properties officeooo:rsid="004b5af7"/>
    </style:style>
    <style:style style:name="T36" style:family="text">
      <style:text-properties officeooo:rsid="004c7931"/>
    </style:style>
    <style:style style:name="T37" style:family="text">
      <style:text-properties officeooo:rsid="004e8446"/>
    </style:style>
    <style:style style:name="T38" style:family="text">
      <style:text-properties officeooo:rsid="005503ad"/>
    </style:style>
    <style:style style:name="T39" style:family="text">
      <style:text-properties officeooo:rsid="00576dfe"/>
    </style:style>
    <style:style style:name="T40" style:family="text">
      <style:text-properties officeooo:rsid="00598680"/>
    </style:style>
    <style:style style:name="T41" style:family="text">
      <style:text-properties officeooo:rsid="005ff5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María José Martínez Tolosa <text:span text:style-name="T32">(Nota 8)</text:span></text:h>
      <text:p text:style-name="P15">El funcionamiento de la práctica es muy bueno, pero te comento <text:span text:style-name="T31">varios </text:span>aspecto sobre la misma</text:p>
      <text:p text:style-name="P15">De forma muy correcta, si no selecciono ninguna opción en el index, me lo dice, pero me lo dice en jugar.php, dónde ya no puedo seleccionar, <text:span text:style-name="T31">esto deja un poco desconcertado al usuario de la aplicación, en cuanto presiono cualquier submit me vueve al index. Esto no es un funcionamiento esperado</text:span>, <text:s/>me debería de dejar en la página index.php para seleccionar <text:span text:style-name="T31">la opción y si no lo hago, no pasar a jugar.php</text:span></text:p>
      <text:p text:style-name="P15">En jugar.php si no selecciono nada me lo dice bien y me deja aquí para que lo haga, eso ok.</text:p>
      <text:p text:style-name="P16">Debes de separar la lógica o controlador de la vista (Ver Buenas prácticas <text:s/>3); <text:span text:style-name="T31">Esto es muy importante.</text:span></text:p>
      <text:p text:style-name="P17">No está documentado, con estructuras if tan largas, debería de haber un comentario de qué hace esta <text:s/>sección del código.</text:p>
      <text:p text:style-name="P17">Esta sección del código</text:p>
      <text:p text:style-name="P25"><text:span text:style-name="T8">$intervalo </text:span><text:span text:style-name="T3">= </text:span><text:span text:style-name="T19">filter_input</text:span><text:span text:style-name="T3">(</text:span><text:span text:style-name="T30">INPUT_POST</text:span><text:span text:style-name="T3">, </text:span><text:span text:style-name="T13">'intervalo'</text:span><text:span text:style-name="T3">);</text:span></text:p>
      <text:p text:style-name="P29"><text:span text:style-name="T5">if </text:span><text:span text:style-name="T3">(</text:span><text:span text:style-name="T8">$intervalo </text:span><text:span text:style-name="T3">=== </text:span><text:span text:style-name="T13">"1024"</text:span><text:span text:style-name="T3">) {</text:span></text:p>
      <text:p text:style-name="P34"><text:span text:style-name="T3"><text:s text:c="4"/></text:span><text:span text:style-name="T9">$limite </text:span><text:span text:style-name="T16">= </text:span><text:span text:style-name="T11">10</text:span><text:span text:style-name="T16">;</text:span></text:p>
      <text:p text:style-name="P29"><text:span text:style-name="T3">} </text:span><text:span text:style-name="T5">elseif </text:span><text:span text:style-name="T3">(</text:span><text:span text:style-name="T8">$intervalo </text:span><text:span text:style-name="T3">=== </text:span><text:span text:style-name="T13">"65536"</text:span><text:span text:style-name="T3">) {</text:span></text:p>
      <text:p text:style-name="P34"><text:span text:style-name="T3"><text:s text:c="4"/></text:span><text:span text:style-name="T9">$limite </text:span><text:span text:style-name="T16">= </text:span><text:span text:style-name="T11">16</text:span><text:span text:style-name="T16">;</text:span></text:p>
      <text:p text:style-name="P29"><text:span text:style-name="T3">} </text:span><text:span text:style-name="T5">else </text:span><text:span text:style-name="T3">{</text:span></text:p>
      <text:p text:style-name="P34"><text:span text:style-name="T3"><text:s text:c="4"/></text:span><text:span text:style-name="T9">$limite </text:span><text:span text:style-name="T16">= </text:span><text:span text:style-name="T11">20</text:span><text:span text:style-name="T16">;</text:span></text:p>
      <text:p text:style-name="P36">}</text:p>
      <text:p text:style-name="P17">se podría simplificar en una línea (ver Buenas Prácticas </text:p>
      <text:p text:style-name="P17">No entiendo muy bien porqué empleas la función doubleval()</text:p>
      <text:p text:style-name="P25"><text:span text:style-name="T8">$sup </text:span><text:span text:style-name="T3">= </text:span><text:span text:style-name="T19">doubleval</text:span><text:span text:style-name="T3">(</text:span><text:span text:style-name="T8">$intervalo</text:span><text:span text:style-name="T3">);</text:span></text:p>
      <text:p text:style-name="P17">Tampoco consigo ver para qué guardas el input hidden de acertado, en ningún memento lo lees del input.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36:45.032002332</dc:date>
    <meta:editing-duration>PT3H9M57S</meta:editing-duration>
    <meta:editing-cycles>9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23" meta:character-count="1288" meta:non-whitespace-character-count="1068"/>
  </office:meta>
</office:document-meta>
</file>